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5.306cm" fo:min-width="8.1cm" fo:padding-top="0.014cm" fo:padding-bottom="0.014cm" fo:padding-left="0.014cm" fo:padding-right="0.014cm"/>
      <style:paragraph-properties style:writing-mode="lr-tb"/>
    </style:style>
    <style:style style:name="gr3" style:family="graphic" style:parent-style-name="standard">
      <style:graphic-properties draw:stroke="none" draw:fill="none" draw:fill-color="#ffffff" fo:min-height="0.27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1.115cm" fo:min-width="5.179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454cm" fo:min-width="7.553cm" fo:padding-top="0.014cm" fo:padding-bottom="0.014cm" fo:padding-left="0.014cm" fo:padding-right="0.01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124cm" fo:min-width="6.576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4cm" fo:min-width="1.623cm" fo:padding-top="0.014cm" fo:padding-bottom="0.014cm" fo:padding-left="0.014cm" fo:padding-right="0.014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53cm" fo:min-width="1.317cm" fo:padding-top="0.014cm" fo:padding-bottom="0.014cm" fo:padding-left="0.014cm" fo:padding-right="0.014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13cm" fo:min-width="2.385cm" fo:padding-top="0.014cm" fo:padding-bottom="0.014cm" fo:padding-left="0.014cm" fo:padding-right="0.01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478cm" fo:min-width="6.068cm" fo:padding-top="0.014cm" fo:padding-bottom="0.014cm" fo:padding-left="0.014cm" fo:padding-right="0.014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212cm" fo:min-width="0.295cm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83cm" fo:min-width="0.259cm" fo:padding-top="0.009cm" fo:padding-bottom="0.009cm" fo:padding-left="0.009cm" fo:padding-right="0.00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637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232cm" fo:min-width="0.305cm" fo:padding-top="0.009cm" fo:padding-bottom="0.009cm" fo:padding-left="0.009cm" fo:padding-right="0.009cm"/>
    </style:style>
    <style:style style:name="P1" style:family="paragraph">
      <loext:graphic-properties draw:fill="none"/>
      <style:paragraph-properties fo:text-align="center"/>
      <style:text-properties style:font-name="Liberation Seri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5" style:family="paragraph">
      <loext:graphic-properties draw:fill="solid" draw:fill-color="#dddddd" draw:opacity="100%"/>
      <style:paragraph-properties fo:text-align="start"/>
      <style:text-properties style:font-name="Liberation Serif" fo:font-size="8pt" style:font-size-asian="6pt" style:font-size-complex="6pt"/>
    </style:style>
    <style:style style:name="P6" style:family="paragraph">
      <loext:graphic-properties draw:fill="solid" draw:fill-color="#cccccc" draw:opacity="100%"/>
      <style:paragraph-properties fo:text-align="start"/>
      <style:text-properties style:font-name="Liberation Serif" fo:font-size="8pt" style:font-size-asian="6pt" style:font-size-complex="6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cccccc" draw:opacity="100%"/>
      <style:paragraph-properties fo:text-align="center"/>
      <style:text-properties style:font-name="Liberation Serif" fo:font-size="6pt" style:font-size-asian="6pt" style:font-size-complex="6pt"/>
    </style:style>
    <style:style style:name="P9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solid" draw:fill-color="#b2b2b2" draw:opacity="100%"/>
      <style:paragraph-properties fo:text-align="center" style:text-autospace="none"/>
      <style:text-properties fo:color="#000000" style:font-name="Liberation Serif" fo:font-size="10pt" style:font-name-asian="Monospace1" style:font-size-asian="10pt" style:font-name-complex="Monospace1" style:font-size-complex="10pt"/>
    </style:style>
    <style:style style:name="P12" style:family="paragraph">
      <loext:graphic-properties draw:fill-color="#cccccc"/>
      <style:paragraph-properties fo:text-align="center"/>
      <style:text-properties style:font-name="Liberation Serif"/>
    </style:style>
    <style:style style:name="P13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4" style:family="paragraph">
      <loext:graphic-properties draw:fill-color="#dddddd"/>
      <style:paragraph-properties fo:text-align="center"/>
      <style:text-properties style:font-name="Liberation Serif"/>
    </style:style>
    <style:style style:name="T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6pt" style:font-size-complex="6pt"/>
    </style:style>
    <style:style style:name="T4" style:family="text">
      <style:text-properties style:font-name="Liberation Serif" fo:font-size="8pt" style:font-size-asian="8pt" style:font-size-complex="8pt"/>
    </style:style>
    <style:style style:name="T5" style:family="text">
      <style:text-properties fo:color="#000000" style:font-name="Liberation Serif" fo:font-size="8pt" style:font-name-asian="Monospace1" style:font-size-asian="6pt" style:font-name-complex="Monospace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5.334cm" svg:x="0.127cm" svg:y="0.762cm">
          <text:p text:style-name="P2"><text:span text:style-name="T1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945cm" svg:height="0.27cm" svg:x="6.378cm" svg:y="0.338cm">
          <draw:text-box>
            <text:p><text:span text:style-name="T2">AXI-Lite</text:span></text:p>
          </draw:text-box>
        </draw:frame>
        <draw:custom-shape draw:style-name="gr4" draw:text-style-name="P5" draw:layer="layout" svg:width="5.207cm" svg:height="1.143cm" svg:x="1.524cm" svg:y="1.168cm">
          <text:p text:style-name="P2"><text:span text:style-name="T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581cm" svg:height="2.482cm" svg:x="0.42cm" svg:y="3.362cm">
          <text:p text:style-name="P2"><text:span text:style-name="T3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604cm" svg:height="1.152cm" svg:x="0.635cm" svg:y="4.509cm">
          <text:p text:style-name="P2"><text:span text:style-name="T3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651cm" svg:height="0.582cm" svg:x="4.921cm" svg:y="1.572cm">
          <text:p text:style-name="P7"><text:span text:style-name="T2">Hyper</text:span></text:p>
          <text:p text:style-name="P7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345cm" svg:height="0.581cm" svg:x="3.083cm" svg:y="1.572cm">
          <text:p text:style-name="P7"><text:span text:style-name="T2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345cm" svg:height="0.581cm" svg:x="1.737cm" svg:y="1.572cm">
          <text:p text:style-name="P7"><text:span text:style-name="T2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413cm" svg:height="0.641cm" svg:x="4.055cm" svg:y="3.491cm">
          <text:p text:style-name="P7"><text:span text:style-name="T4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6.096cm" svg:height="0.506cm" svg:x="0.889cm" svg:y="4.868cm">
          <text:p text:style-name="P10"><text:span text:style-name="T5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762cm" svg:height="2.337cm" svg:x="1.905cm" svg:y="2.154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2" draw:layer="layout" svg:width="0.762cm" svg:height="0.365cm" svg:x="4.884cm" svg:y="4.135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4.953cm" svg:height="1.016cm" svg:x="2.794cm" svg:y="2.33cm">
          <text:p text:style-name="P7"><text:span text:style-name="T4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4" draw:text-style-name="P13" draw:layer="layout" svg:width="1.643cm" svg:height="0.745cm" svg:x="7.239cm" svg:y="2.468cm">
          <text:p text:style-name="P7"><text:span text:style-name="T2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.651cm" svg:height="0.675cm" svg:x="7.239cm" svg:y="4.54cm">
          <text:p text:style-name="P7"><text:span text:style-name="T2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0.945cm" svg:height="0.637cm" svg:x="2.595cm" svg:y="0.329cm">
          <draw:text-box>
            <text:p><text:span text:style-name="T2">Interrupt</text:span></text:p>
          </draw:text-box>
        </draw:frame>
        <draw:custom-shape draw:style-name="gr17" draw:text-style-name="P13" draw:layer="layout" svg:width="0.645cm" svg:height="1.56cm" svg:x="5.71cm" svg:y="0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9T15:30:15.249049718</dc:date>
    <meta:editing-duration>PT4H54M38S</meta:editing-duration>
    <meta:editing-cycles>41</meta:editing-cycles>
    <meta:document-statistic meta:object-count="18"/>
  </office:meta>
</office:document-meta>
</file>